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text-properties officeooo:rsid="000af9b2" officeooo:paragraph-rsid="000af9b2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color="#6a9955" loext:opacity="100%" style:font-name="Menlo" fo:font-size="6.55000019073486pt" fo:font-weight="normal" fo:background-color="#1e1e1e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ertainly, let's create a simple example of a Visual Studio Code extension with a <text:span text:style-name="Source_20_Text">tmLanguage.json</text:span> file and custom color settings in <text:span text:style-name="Source_20_Text">settings.json</text:span>.</text:p>
      <text:h text:style-name="Heading_20_3" text:outline-level="3">1. Create the Extension Project:</text:h>
      <text:p text:style-name="Text_20_body">Create a new directory for your extension project and navigate to it in the terminal.</text:p>
      <text:p text:style-name="P1">bash</text:p>
      <text:p text:style-name="Preformatted_20_Text"><text:span text:style-name="Source_20_Text">mkdir MyColorfulExtension</text:span></text:p>
      <text:p text:style-name="P1"><text:span text:style-name="Source_20_Text">cd MyColorfulExtension</text:span></text:p>
      <text:p text:style-name="Text_20_body">Initialize a new Node.js project.</text:p>
      <text:p text:style-name="P1">bash</text:p>
      <text:p text:style-name="P1"><text:span text:style-name="Source_20_Text">npm init -y</text:span></text:p>
      <text:h text:style-name="Heading_20_3" text:outline-level="3">2. Create <text:span text:style-name="Source_20_Text">tmLanguage.json</text:span>:</text:h>
      <text:p text:style-name="Text_20_body">Create a file named <text:span text:style-name="Source_20_Text">tmLanguage.json</text:span> in the root of your project.</text:p>
      <text:p text:style-name="P1">json</text:p>
      <text:p text:style-name="Preformatted_20_Text"><text:span text:style-name="Source_20_Text">{</text:span></text:p>
      <text:p text:style-name="Preformatted_20_Text"><text:span text:style-name="Source_20_Text"><text:s text:c="2"/>"scopeName": "source.myLanguage",</text:span></text:p>
      <text:p text:style-name="Preformatted_20_Text"><text:span text:style-name="Source_20_Text"><text:s text:c="2"/>"fileTypes": ["myLanguage"],</text:span></text:p>
      <text:p text:style-name="Preformatted_20_Text"><text:span text:style-name="Source_20_Text"><text:s text:c="2"/>"name": "My Language",</text:span></text:p>
      <text:p text:style-name="Preformatted_20_Text"><text:span text:style-name="Source_20_Text"><text:s text:c="2"/>"pattern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match": "\\b(if|else|while|for|function|var)\\b",</text:span></text:p>
      <text:p text:style-name="Preformatted_20_Text"><text:span text:style-name="Source_20_Text"><text:s text:c="6"/>"name": "keyword.myLanguage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match": "\\b(true|false|null)\\b",</text:span></text:p>
      <text:p text:style-name="Preformatted_20_Text"><text:span text:style-name="Source_20_Text"><text:s text:c="6"/>"name": "constant.myLanguage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1"><text:span text:style-name="Source_20_Text">}</text:span></text:p>
      <text:p text:style-name="Text_20_body">This is a basic language definition for a language called "myLanguage" with keywords and constants.</text:p>
      <text:h text:style-name="Heading_20_3" text:outline-level="3">3. Create <text:span text:style-name="Source_20_Text">package.json</text:span>:</text:h>
      <text:p text:style-name="Text_20_body">Create a <text:span text:style-name="Source_20_Text">package.json</text:span> file in the root of your project.</text:p>
      <text:p text:style-name="P1">json</text:p>
      <text:p text:style-name="Preformatted_20_Text"><text:span text:style-name="Source_20_Text">{</text:span></text:p>
      <text:p text:style-name="Preformatted_20_Text"><text:span text:style-name="Source_20_Text"><text:s text:c="2"/>"name": "my-colorful-extension",</text:span></text:p>
      <text:p text:style-name="Preformatted_20_Text"><text:span text:style-name="Source_20_Text"><text:s text:c="2"/>"version": "1.0.0",</text:span></text:p>
      <text:p text:style-name="Preformatted_20_Text"><text:span text:style-name="Source_20_Text"><text:s text:c="2"/>"publisher": "yourname",</text:span></text:p>
      <text:p text:style-name="Preformatted_20_Text"><text:span text:style-name="Source_20_Text"><text:s text:c="2"/>"engines": {</text:span></text:p>
      <text:p text:style-name="Preformatted_20_Text"><text:span text:style-name="Source_20_Text"><text:s text:c="4"/>"vscode": "^1.0.0"</text:span></text:p>
      <text:p text:style-name="Preformatted_20_Text"><text:span text:style-name="Source_20_Text"><text:s text:c="2"/>},</text:span></text:p>
      <text:p text:style-name="Preformatted_20_Text"><text:soft-page-break/><text:span text:style-name="Source_20_Text"><text:s text:c="2"/>"main": "extension.js",</text:span></text:p>
      <text:p text:style-name="Preformatted_20_Text"><text:span text:style-name="Source_20_Text"><text:s text:c="2"/>"contributes": {</text:span></text:p>
      <text:p text:style-name="Preformatted_20_Text"><text:span text:style-name="Source_20_Text"><text:s text:c="4"/>"languages"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"id": "myLanguage",</text:span></text:p>
      <text:p text:style-name="Preformatted_20_Text"><text:span text:style-name="Source_20_Text"><text:s text:c="8"/>"extensions": [".mylang"]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3" text:outline-level="3">4. Create <text:span text:style-name="Source_20_Text">settings.json</text:span>:</text:h>
      <text:p text:style-name="Text_20_body">Create a <text:span text:style-name="Source_20_Text">settings.json</text:span> file in the <text:span text:style-name="Source_20_Text">.vscode</text:span> directory.</text:p>
      <text:p text:style-name="P1">json</text:p>
      <text:p text:style-name="Preformatted_20_Text"><text:span text:style-name="Source_20_Text">{</text:span></text:p>
      <text:p text:style-name="Preformatted_20_Text"><text:span text:style-name="Source_20_Text"><text:s text:c="2"/>"editor.tokenColorCustomizations": {</text:span></text:p>
      <text:p text:style-name="Preformatted_20_Text"><text:span text:style-name="Source_20_Text"><text:s text:c="4"/>"[My Color Theme]": {</text:span></text:p>
      <text:p text:style-name="Preformatted_20_Text"><text:span text:style-name="Source_20_Text"><text:s text:c="6"/>"textMateRules": [</text:span></text:p>
      <text:p text:style-name="Preformatted_20_Text"><text:span text:style-name="Source_20_Text"><text:s text:c="8"/>{</text:span></text:p>
      <text:p text:style-name="Preformatted_20_Text"><text:span text:style-name="Source_20_Text"><text:s text:c="10"/>"scope": "keyword.myLanguage",</text:span></text:p>
      <text:p text:style-name="Preformatted_20_Text"><text:span text:style-name="Source_20_Text"><text:s text:c="10"/>"settings": {</text:span></text:p>
      <text:p text:style-name="Preformatted_20_Text"><text:span text:style-name="Source_20_Text"><text:s text:c="12"/>"foreground": "#FF5733" <text:s/>// Your custom color for keywords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{</text:span></text:p>
      <text:p text:style-name="Preformatted_20_Text"><text:span text:style-name="Source_20_Text"><text:s text:c="10"/>"scope": "constant.myLanguage",</text:span></text:p>
      <text:p text:style-name="Preformatted_20_Text"><text:span text:style-name="Source_20_Text"><text:s text:c="10"/>"settings": {</text:span></text:p>
      <text:p text:style-name="Preformatted_20_Text"><text:span text:style-name="Source_20_Text"><text:s text:c="12"/>"foreground": "#33FF57" <text:s/>// Your custom color for constants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}</text:span></text:p>
      <text:p text:style-name="Preformatted_20_Text"><text:span text:style-name="Source_20_Text"><text:s text:c="6"/>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3" text:outline-level="3">5. Create <text:span text:style-name="Source_20_Text">extension.js</text:span>:</text:h>
      <text:p text:style-name="Text_20_body">Create an <text:span text:style-name="Source_20_Text">extension.js</text:span> file in the root of your project.</text:p>
      <text:p text:style-name="P1">javascript</text:p>
      <text:p text:style-name="Preformatted_20_Text"><text:span text:style-name="Source_20_Text">// extension.js</text:span></text:p>
      <text:p text:style-name="Preformatted_20_Text"><text:span text:style-name="Source_20_Text">const vscode = require('vscode');</text:span></text:p>
      <text:p text:style-name="Preformatted_20_Text"/>
      <text:p text:style-name="Preformatted_20_Text"><text:span text:style-name="Source_20_Text">function activate(context) {</text:span></text:p>
      <text:p text:style-name="Preformatted_20_Text"><text:span text:style-name="Source_20_Text"><text:s text:c="2"/>console.log('Congratulations, your extension is now active!');</text:span></text:p>
      <text:p text:style-name="Preformatted_20_Text"/>
      <text:p text:style-name="Preformatted_20_Text"><text:span text:style-name="Source_20_Text"><text:s text:c="2"/>let disposable = vscode.commands.registerCommand('extension.sayHello', () =&gt; {</text:span></text:p>
      <text:p text:style-name="Preformatted_20_Text"><text:span text:style-name="Source_20_Text"><text:s text:c="4"/>vscode.window.showInformationMessage('Hello World!');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context.subscriptions.push(disposable);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exports.activate = activate;</text:span></text:p>
      <text:p text:style-name="Preformatted_20_Text"/>
      <text:p text:style-name="Preformatted_20_Text"><text:span text:style-name="Source_20_Text">function deactivate() {}</text:span></text:p>
      <text:p text:style-name="Preformatted_20_Text"/>
      <text:p text:style-name="Preformatted_20_Text"><text:span text:style-name="Source_20_Text">module.exports = {</text:span></text:p>
      <text:p text:style-name="Preformatted_20_Text"><text:span text:style-name="Source_20_Text"><text:s text:c="2"/>activate,</text:span></text:p>
      <text:p text:style-name="Preformatted_20_Text"><text:span text:style-name="Source_20_Text"><text:s text:c="2"/>deactivate</text:span></text:p>
      <text:p text:style-name="P1"><text:span text:style-name="Source_20_Text">};</text:span></text:p>
      <text:h text:style-name="Heading_20_3" text:outline-level="3">6. Test Your Extension:</text:h>
      <text:list text:style-name="L1">
        <text:list-item>
          <text:p text:style-name="P4">Open the project in Visual Studio Code.</text:p>
        </text:list-item>
        <text:list-item>
          <text:p text:style-name="P4">Press <text:span text:style-name="Source_20_Text">F5</text:span> to launch the extension in a new VS Code instance.</text:p>
        </text:list-item>
        <text:list-item>
          <text:p text:style-name="P4">Create a file with the <text:span text:style-name="Source_20_Text">.mylang</text:span> extension.</text:p>
        </text:list-item>
        <text:list-item>
          <text:p text:style-name="P3">Open the file and notice that keywords and constants are colored according to the settings in <text:span text:style-name="Source_20_Text">settings.json</text:span>.</text:p>
        </text:list-item>
      </text:list>
      <text:p text:style-name="Text_20_body">This is a basic example, and you can extend it based on your specific language and color preferences. Remember to replace placeholder values with your actual preferences.</text:p>
      <text:p text:style-name="P2">In the VSCode Project with the extension, go to the terminal and execute the following command:<text:line-break/><text:line-break/>npm run package<text:line-break/><text:line-break/>Then go to the VSCode instance with an example file such as HelloWorld.tdl<text:line-break/>switch to the Extension view<text:line-break/>use the ellipse in the upper right corner to Install from vsix (if install isn't highlighted, close the dialog and retry it again.</text:p>
      <text:p text:style-name="Text_20_body"><text:line-break/><text:lin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ohit Hindi1" style:font-family-complex="'Lohit Hind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19:20:37.972028735</meta:creation-date>
    <meta:editing-duration>P3DT6H13M27S</meta:editing-duration>
    <meta:editing-cycles>2</meta:editing-cycles>
    <meta:generator>LibreOffice/7.5.9.2$MacOSX_X86_64 LibreOffice_project/cdeefe45c17511d326101eed8008ac4092f278a9</meta:generator>
    <dc:date>2024-01-31T19:52:54.989626486</dc:date>
    <meta:document-statistic meta:table-count="0" meta:image-count="0" meta:object-count="0" meta:page-count="3" meta:paragraph-count="97" meta:word-count="397" meta:character-count="3017" meta:non-whitespace-character-count="2452"/>
  </office:meta>
</office:document-meta>
</file>